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line-height="100%"/>
      <style:text-properties fo:font-size="14pt" style:font-size-asian="14pt" style:font-size-complex="14pt"/>
    </style:style>
    <style:style style:name="P3" style:family="paragraph" style:parent-style-name="Standard">
      <style:paragraph-properties fo:line-height="100%"/>
    </style:style>
    <style:style style:name="T1" style:family="text">
      <style:text-properties style:text-position="0% 100%" fo:font-size="13pt" style:font-size-asian="13pt" style:font-size-complex="13pt"/>
    </style:style>
    <style:style style:name="T2" style:family="text">
      <style:text-properties style:text-position="0% 100%" fo:font-family="Calibri" style:font-family-generic="roman" style:font-pitch="variable" fo:font-size="13pt" style:font-size-asian="13pt" style:font-family-complex="Calibri" style:font-family-generic-complex="system" style:font-pitch-complex="variable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rop_20_Caps"><text:span text:style-name="T1">Democratic Rights</text:span></text:span></text:p>
      <text:p text:style-name="P2"><text:span text:style-name="Drop_20_Caps"><text:span text:style-name="T1">1. Which of the following is the basic feature of democracy?</text:span></text:span></text:p>
      <text:p text:style-name="P2"><text:span text:style-name="Drop_20_Caps"><text:span text:style-name="T1">a) Military rule</text:span></text:span></text:p>
      <text:p text:style-name="P2"><text:span text:style-name="Drop_20_Caps"><text:span text:style-name="T1">b) One-party rule</text:span></text:span></text:p>
      <text:p text:style-name="P2"><text:span text:style-name="Drop_20_Caps"><text:span text:style-name="T1">c) Protection of fundamental rights</text:span></text:span></text:p>
      <text:p text:style-name="P2"><text:span text:style-name="Drop_20_Caps"><text:span text:style-name="T1">d) Dictatorship</text:span></text:span></text:p>
      <text:p text:style-name="P3"><text:span text:style-name="Drop_20_Caps"><text:span text:style-name="T2">✅</text:span></text:span><text:span text:style-name="Drop_20_Caps"><text:span text:style-name="T1"> Answer: c) Protection of fundamental rights</text:span></text:span></text:p>
      <text:p text:style-name="P2"><text:span text:style-name="Drop_20_Caps"><text:span text:style-name="T1">2. Which country’s constitution inspired the Indian Constitution to include Fundamental Rights?</text:span></text:span></text:p>
      <text:p text:style-name="P2"><text:span text:style-name="Drop_20_Caps"><text:span text:style-name="T1">a) Britain</text:span></text:span></text:p>
      <text:p text:style-name="P2"><text:span text:style-name="Drop_20_Caps"><text:span text:style-name="T1">b) France</text:span></text:span></text:p>
      <text:p text:style-name="P2"><text:span text:style-name="Drop_20_Caps"><text:span text:style-name="T1">c) USA</text:span></text:span></text:p>
      <text:p text:style-name="P2"><text:span text:style-name="Drop_20_Caps"><text:span text:style-name="T1">d) Russia</text:span></text:span></text:p>
      <text:p text:style-name="P3"><text:span text:style-name="Drop_20_Caps"><text:span text:style-name="T2">✅</text:span></text:span><text:span text:style-name="Drop_20_Caps"><text:span text:style-name="T1"> Answer: c) USA</text:span></text:span></text:p>
      <text:p text:style-name="P2"><text:span text:style-name="Drop_20_Caps"><text:span text:style-name="T1">3. How many Fundamental Rights are there in the Indian Constitution at present?</text:span></text:span></text:p>
      <text:p text:style-name="P2"><text:span text:style-name="Drop_20_Caps"><text:span text:style-name="T1">a) 5</text:span></text:span></text:p>
      <text:p text:style-name="P2"><text:span text:style-name="Drop_20_Caps"><text:span text:style-name="T1">b) 6</text:span></text:span></text:p>
      <text:p text:style-name="P2"><text:span text:style-name="Drop_20_Caps"><text:span text:style-name="T1">c) 7</text:span></text:span></text:p>
      <text:p text:style-name="P2"><text:span text:style-name="Drop_20_Caps"><text:span text:style-name="T1">d) 8</text:span></text:span></text:p>
      <text:p text:style-name="P3"><text:span text:style-name="Drop_20_Caps"><text:span text:style-name="T2">✅</text:span></text:span><text:span text:style-name="Drop_20_Caps"><text:span text:style-name="T1"> Answer: b) 6</text:span></text:span></text:p>
      <text:p text:style-name="P2"><text:span text:style-name="Drop_20_Caps"><text:span text:style-name="T1">4. Which Fundamental Right is known as the heart and soul of the Constitution?</text:span></text:span></text:p>
      <text:p text:style-name="P2"><text:span text:style-name="Drop_20_Caps"><text:span text:style-name="T1">a) Right to Equality</text:span></text:span></text:p>
      <text:p text:style-name="P2"><text:span text:style-name="Drop_20_Caps"><text:span text:style-name="T1">b) Right to Freedom</text:span></text:span></text:p>
      <text:p text:style-name="P2"><text:span text:style-name="Drop_20_Caps"><text:span text:style-name="T1">c) Right to Constitutional Remedies</text:span></text:span></text:p>
      <text:p text:style-name="P2"><text:span text:style-name="Drop_20_Caps"><text:span text:style-name="T1">d) Right against Exploitation</text:span></text:span></text:p>
      <text:p text:style-name="P3"><text:span text:style-name="Drop_20_Caps"><text:span text:style-name="T2">✅</text:span></text:span><text:span text:style-name="Drop_20_Caps"><text:span text:style-name="T1"> Answer: c) Right to Constitutional Remedies</text:span></text:span></text:p>
      <text:p text:style-name="P2"><text:span text:style-name="Drop_20_Caps"><text:span text:style-name="T1">5. Right to Equality ensures:</text:span></text:span></text:p>
      <text:p text:style-name="P2"><text:span text:style-name="Drop_20_Caps"><text:span text:style-name="T1">a) Equality before law</text:span></text:span></text:p>
      <text:p text:style-name="P2"><text:span text:style-name="Drop_20_Caps"><text:span text:style-name="T1">b) No discrimination</text:span></text:span></text:p>
      <text:p text:style-name="P2"><text:span text:style-name="Drop_20_Caps"><text:span text:style-name="T1">c) Equal opportunity</text:span></text:span></text:p>
      <text:p text:style-name="P2"><text:span text:style-name="Drop_20_Caps"><text:span text:style-name="T1">d) All of the above</text:span></text:span></text:p>
      <text:p text:style-name="P3"><text:span text:style-name="Drop_20_Caps"><text:span text:style-name="T2">✅</text:span></text:span><text:span text:style-name="Drop_20_Caps"><text:span text:style-name="T1"> Answer: d) All of the above</text:span></text:span></text:p>
      <text:p text:style-name="P2"><text:span text:style-name="Drop_20_Caps"><text:span text:style-name="T1">6. Untouchability is abolished under which Article of the Indian Constitution?</text:span></text:span></text:p>
      <text:p text:style-name="P2"><text:span text:style-name="Drop_20_Caps"><text:span text:style-name="T1">a) Article 14</text:span></text:span></text:p>
      <text:p text:style-name="P2"><text:span text:style-name="Drop_20_Caps"><text:span text:style-name="T1">b) Article 15</text:span></text:span></text:p>
      <text:p text:style-name="P2"><text:span text:style-name="Drop_20_Caps"><text:span text:style-name="T1">c) Article 17</text:span></text:span></text:p>
      <text:p text:style-name="P2"><text:span text:style-name="Drop_20_Caps"><text:span text:style-name="T1">d) Article 19</text:span></text:span></text:p>
      <text:p text:style-name="P3"><text:span text:style-name="Drop_20_Caps"><text:span text:style-name="T2">✅</text:span></text:span><text:span text:style-name="Drop_20_Caps"><text:span text:style-name="T1"> Answer: c) Article 17</text:span></text:span></text:p>
      <text:p text:style-name="P2"><text:span text:style-name="Drop_20_Caps"><text:span text:style-name="T1">7. Which of the following rights is available only to Indian citizens?</text:span></text:span></text:p>
      <text:p text:style-name="P2"><text:span text:style-name="Drop_20_Caps"><text:span text:style-name="T1">a) Right to Life</text:span></text:span></text:p>
      <text:p text:style-name="P2"><text:span text:style-name="Drop_20_Caps"><text:span text:style-name="T1">b) Right to Equality</text:span></text:span></text:p>
      <text:p text:style-name="P2"><text:span text:style-name="Drop_20_Caps"><text:span text:style-name="T1">c) Right to Freedom</text:span></text:span></text:p>
      <text:p text:style-name="P2"><text:span text:style-name="Drop_20_Caps"><text:span text:style-name="T1">d) Right against Exploitation</text:span></text:span></text:p>
      <text:p text:style-name="P3"><text:span text:style-name="Drop_20_Caps"><text:span text:style-name="T2">✅</text:span></text:span><text:span text:style-name="Drop_20_Caps"><text:span text:style-name="T1"> Answer: c) Right to Freedom</text:span></text:span></text:p>
      <text:p text:style-name="P2"><text:span text:style-name="Drop_20_Caps"><text:span text:style-name="T1">8. The Right to Freedom includes:</text:span></text:span></text:p>
      <text:p text:style-name="P2"><text:span text:style-name="Drop_20_Caps"><text:span text:style-name="T1">a) Freedom of speech and expression</text:span></text:span></text:p>
      <text:p text:style-name="P2"><text:span text:style-name="Drop_20_Caps"><text:span text:style-name="T1">b) Freedom to form associations</text:span></text:span></text:p>
      <text:p text:style-name="P2"><text:span text:style-name="Drop_20_Caps"><text:span text:style-name="T1">c) Freedom of movement</text:span></text:span></text:p>
      <text:p text:style-name="P2"><text:soft-page-break/><text:span text:style-name="Drop_20_Caps"><text:span text:style-name="T1">d) All of the above</text:span></text:span></text:p>
      <text:p text:style-name="P3"><text:span text:style-name="Drop_20_Caps"><text:span text:style-name="T2">✅</text:span></text:span><text:span text:style-name="Drop_20_Caps"><text:span text:style-name="T1"> Answer: d) All of the above</text:span></text:span></text:p>
      <text:p text:style-name="P2"><text:span text:style-name="Drop_20_Caps"><text:span text:style-name="T1">9. Which right prohibits human trafficking and forced labour?</text:span></text:span></text:p>
      <text:p text:style-name="P2"><text:span text:style-name="Drop_20_Caps"><text:span text:style-name="T1">a) Right to Equality</text:span></text:span></text:p>
      <text:p text:style-name="P2"><text:span text:style-name="Drop_20_Caps"><text:span text:style-name="T1">b) Right to Freedom</text:span></text:span></text:p>
      <text:p text:style-name="P2"><text:span text:style-name="Drop_20_Caps"><text:span text:style-name="T1">c) Right against Exploitation</text:span></text:span></text:p>
      <text:p text:style-name="P2"><text:span text:style-name="Drop_20_Caps"><text:span text:style-name="T1">d) Right to Religion</text:span></text:span></text:p>
      <text:p text:style-name="P3"><text:span text:style-name="Drop_20_Caps"><text:span text:style-name="T2">✅</text:span></text:span><text:span text:style-name="Drop_20_Caps"><text:span text:style-name="T1"> Answer: c) Right against Exploitation</text:span></text:span></text:p>
      <text:p text:style-name="P2"><text:span text:style-name="Drop_20_Caps"><text:span text:style-name="T1">10. Child labour is prohibited for children below:</text:span></text:span></text:p>
      <text:p text:style-name="P2"><text:span text:style-name="Drop_20_Caps"><text:span text:style-name="T1">a) 10 years</text:span></text:span></text:p>
      <text:p text:style-name="P2"><text:span text:style-name="Drop_20_Caps"><text:span text:style-name="T1">b) 12 years</text:span></text:span></text:p>
      <text:p text:style-name="P2"><text:span text:style-name="Drop_20_Caps"><text:span text:style-name="T1">c) 14 years</text:span></text:span></text:p>
      <text:p text:style-name="P2"><text:span text:style-name="Drop_20_Caps"><text:span text:style-name="T1">d) 16 years</text:span></text:span></text:p>
      <text:p text:style-name="P3"><text:span text:style-name="Drop_20_Caps"><text:span text:style-name="T2">✅</text:span></text:span><text:span text:style-name="Drop_20_Caps"><text:span text:style-name="T1"> Answer: c) 14 years</text:span></text:span></text:p>
      <text:p text:style-name="P2"><text:span text:style-name="Drop_20_Caps"><text:span text:style-name="T1">11. Freedom of religion means:</text:span></text:span></text:p>
      <text:p text:style-name="P2"><text:span text:style-name="Drop_20_Caps"><text:span text:style-name="T1">a) Only Hinduism is allowed</text:span></text:span></text:p>
      <text:p text:style-name="P2"><text:span text:style-name="Drop_20_Caps"><text:span text:style-name="T1">b) Government promotes one religion</text:span></text:span></text:p>
      <text:p text:style-name="P2"><text:span text:style-name="Drop_20_Caps"><text:span text:style-name="T1">c) Freedom to practice any religion</text:span></text:span></text:p>
      <text:p text:style-name="P2"><text:span text:style-name="Drop_20_Caps"><text:span text:style-name="T1">d) No religion allowed</text:span></text:span></text:p>
      <text:p text:style-name="P3"><text:span text:style-name="Drop_20_Caps"><text:span text:style-name="T2">✅</text:span></text:span><text:span text:style-name="Drop_20_Caps"><text:span text:style-name="T1"> Answer: c) Freedom to practice any religion</text:span></text:span></text:p>
      <text:p text:style-name="P2"><text:span text:style-name="Drop_20_Caps"><text:span text:style-name="T1">12. Cultural and Educational Rights protect:</text:span></text:span></text:p>
      <text:p text:style-name="P2"><text:span text:style-name="Drop_20_Caps"><text:span text:style-name="T1">a) Only majority communities</text:span></text:span></text:p>
      <text:p text:style-name="P2"><text:span text:style-name="Drop_20_Caps"><text:span text:style-name="T1">b) Only religious groups</text:span></text:span></text:p>
      <text:p text:style-name="P2"><text:span text:style-name="Drop_20_Caps"><text:span text:style-name="T1">c) Minority communities</text:span></text:span></text:p>
      <text:p text:style-name="P2"><text:span text:style-name="Drop_20_Caps"><text:span text:style-name="T1">d) Political parties</text:span></text:span></text:p>
      <text:p text:style-name="P3"><text:span text:style-name="Drop_20_Caps"><text:span text:style-name="T2">✅</text:span></text:span><text:span text:style-name="Drop_20_Caps"><text:span text:style-name="T1"> Answer: c) Minority communities</text:span></text:span></text:p>
      <text:p text:style-name="P2"><text:span text:style-name="Drop_20_Caps"><text:span text:style-name="T1">13. Which court protects Fundamental Rights of citizens?</text:span></text:span></text:p>
      <text:p text:style-name="P2"><text:span text:style-name="Drop_20_Caps"><text:span text:style-name="T1">a) District Court</text:span></text:span></text:p>
      <text:p text:style-name="P2"><text:span text:style-name="Drop_20_Caps"><text:span text:style-name="T1">b) High Court</text:span></text:span></text:p>
      <text:p text:style-name="P2"><text:span text:style-name="Drop_20_Caps"><text:span text:style-name="T1">c) Supreme Court</text:span></text:span></text:p>
      <text:p text:style-name="P2"><text:span text:style-name="Drop_20_Caps"><text:span text:style-name="T1">d) Both b and c</text:span></text:span></text:p>
      <text:p text:style-name="P3"><text:span text:style-name="Drop_20_Caps"><text:span text:style-name="T2">✅</text:span></text:span><text:span text:style-name="Drop_20_Caps"><text:span text:style-name="T1"> Answer: d) Both b and c</text:span></text:span></text:p>
      <text:p text:style-name="P2"><text:span text:style-name="Drop_20_Caps"><text:span text:style-name="T1">14. Which writ is issued to produce a person before the court?</text:span></text:span></text:p>
      <text:p text:style-name="P2"><text:span text:style-name="Drop_20_Caps"><text:span text:style-name="T1">a) Mandamus</text:span></text:span></text:p>
      <text:p text:style-name="P2"><text:span text:style-name="Drop_20_Caps"><text:span text:style-name="T1">b) Prohibition</text:span></text:span></text:p>
      <text:p text:style-name="P2"><text:span text:style-name="Drop_20_Caps"><text:span text:style-name="T1">c) Certiorari</text:span></text:span></text:p>
      <text:p text:style-name="P2"><text:span text:style-name="Drop_20_Caps"><text:span text:style-name="T1">d) Habeas Corpus</text:span></text:span></text:p>
      <text:p text:style-name="P3"><text:span text:style-name="Drop_20_Caps"><text:span text:style-name="T2">✅</text:span></text:span><text:span text:style-name="Drop_20_Caps"><text:span text:style-name="T1"> Answer: d) Habeas Corpus</text:span></text:span></text:p>
      <text:p text:style-name="P2"><text:span text:style-name="Drop_20_Caps"><text:span text:style-name="T1">15. Democracy without rights is:</text:span></text:span></text:p>
      <text:p text:style-name="P2"><text:span text:style-name="Drop_20_Caps"><text:span text:style-name="T1">a) Strong democracy</text:span></text:span></text:p>
      <text:p text:style-name="P2"><text:span text:style-name="Drop_20_Caps"><text:span text:style-name="T1">b) Federal democracy</text:span></text:span></text:p>
      <text:p text:style-name="P2"><text:span text:style-name="Drop_20_Caps"><text:span text:style-name="T1">c) Meaningless</text:span></text:span></text:p>
      <text:p text:style-name="P2"><text:span text:style-name="Drop_20_Caps"><text:span text:style-name="T1">d) Parliamentary democracy</text:span></text:span></text:p>
      <text:p text:style-name="P3"><text:span text:style-name="Drop_20_Caps"><text:span text:style-name="T2">✅</text:span></text:span><text:span text:style-name="Drop_20_Caps"><text:span text:style-name="T1"> Answer: c) Meaningless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8T08:43:39.844271800</meta:creation-date>
    <dc:date>2026-01-18T08:47:16.604689800</dc:date>
    <meta:editing-duration>PT3M38S</meta:editing-duration>
    <meta:editing-cycles>1</meta:editing-cycles>
    <meta:document-statistic meta:table-count="0" meta:image-count="0" meta:object-count="0" meta:page-count="2" meta:paragraph-count="91" meta:word-count="431" meta:character-count="2417" meta:non-whitespace-character-count="2077"/>
    <meta:generator>LibreOffice/25.2.7.2$Windows_X86_64 LibreOffice_project/5cbfd1ab6520636bb5f7b99185aa69bd7456825d</meta:generator>
  </office:meta>
</office:document-meta>
</file>